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e7d3" officeooo:paragraph-rsid="0005e7d3"/>
    </style:style>
    <style:style style:name="P2" style:family="paragraph" style:parent-style-name="Standard">
      <style:text-properties fo:font-weight="bold" officeooo:rsid="0005e7d3" officeooo:paragraph-rsid="0005e7d3" style:font-weight-asian="bold" style:font-weight-complex="bold"/>
    </style:style>
    <style:style style:name="P3" style:family="paragraph" style:parent-style-name="Standard">
      <style:text-properties fo:font-weight="bold" officeooo:rsid="00097386" officeooo:paragraph-rsid="00097386" style:font-weight-asian="bold" style:font-weight-complex="bold"/>
    </style:style>
    <style:style style:name="P4" style:family="paragraph" style:parent-style-name="Standard">
      <style:text-properties fo:font-weight="bold" officeooo:rsid="000f7c7b" officeooo:paragraph-rsid="000f7c7b" style:font-weight-asian="bold" style:font-weight-complex="bold"/>
    </style:style>
    <style:style style:name="P5" style:family="paragraph" style:parent-style-name="Standard">
      <style:text-properties fo:font-weight="bold" officeooo:rsid="000f7c7b" officeooo:paragraph-rsid="0005e7d3" style:font-weight-asian="bold" style:font-weight-complex="bold"/>
    </style:style>
    <style:style style:name="P6" style:family="paragraph" style:parent-style-name="Standard">
      <style:text-properties fo:font-weight="bold" officeooo:rsid="0012b81a" officeooo:paragraph-rsid="0012b81a" style:font-weight-asian="bold" style:font-weight-complex="bold"/>
    </style:style>
    <style:style style:name="P7" style:family="paragraph" style:parent-style-name="Standard">
      <style:text-properties fo:font-weight="bold" officeooo:rsid="00137eaf" officeooo:paragraph-rsid="00137eaf" style:font-weight-asian="bold" style:font-weight-complex="bold"/>
    </style:style>
    <style:style style:name="P8" style:family="paragraph" style:parent-style-name="Standard">
      <style:text-properties fo:font-weight="bold" officeooo:rsid="0014bea9" officeooo:paragraph-rsid="0014bea9" style:font-weight-asian="bold" style:font-weight-complex="bold"/>
    </style:style>
    <style:style style:name="P9" style:family="paragraph" style:parent-style-name="Standard">
      <style:text-properties officeooo:rsid="000f7c7b" officeooo:paragraph-rsid="000f7c7b"/>
    </style:style>
    <style:style style:name="P10" style:family="paragraph" style:parent-style-name="Standard">
      <style:text-properties officeooo:rsid="0012b81a" officeooo:paragraph-rsid="0012b81a"/>
    </style:style>
    <style:style style:name="P11" style:family="paragraph" style:parent-style-name="Standard">
      <style:text-properties officeooo:rsid="0012b81a" officeooo:paragraph-rsid="00223933"/>
    </style:style>
    <style:style style:name="P12" style:family="paragraph" style:parent-style-name="Standard">
      <style:text-properties officeooo:rsid="00137eaf" officeooo:paragraph-rsid="00137eaf"/>
    </style:style>
    <style:style style:name="P13" style:family="paragraph" style:parent-style-name="Standard">
      <style:text-properties officeooo:rsid="00137eaf" officeooo:paragraph-rsid="0014931d"/>
    </style:style>
    <style:style style:name="P14" style:family="paragraph" style:parent-style-name="Standard">
      <style:text-properties officeooo:rsid="0014931d" officeooo:paragraph-rsid="0014931d"/>
    </style:style>
    <style:style style:name="P15" style:family="paragraph" style:parent-style-name="Standard">
      <style:text-properties officeooo:rsid="0014bea9" officeooo:paragraph-rsid="0014bea9"/>
    </style:style>
    <style:style style:name="P16" style:family="paragraph" style:parent-style-name="Standard">
      <style:text-properties officeooo:paragraph-rsid="00137eaf"/>
    </style:style>
    <style:style style:name="P17" style:family="paragraph" style:parent-style-name="Standard" style:list-style-name="L1">
      <style:text-properties officeooo:rsid="000f7c7b" officeooo:paragraph-rsid="000f7c7b"/>
    </style:style>
    <style:style style:name="T1" style:family="text">
      <style:text-properties officeooo:rsid="000f7c7b"/>
    </style:style>
    <style:style style:name="T2" style:family="text">
      <style:text-properties officeooo:rsid="0073c6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da85" style:font-weight-asian="normal" style:font-weight-complex="normal"/>
    </style:style>
    <style:style style:name="T5" style:family="text">
      <style:text-properties fo:font-weight="normal" officeooo:rsid="0012b81a" style:font-weight-asian="normal" style:font-weight-complex="normal"/>
    </style:style>
    <style:style style:name="T6" style:family="text">
      <style:text-properties fo:font-weight="normal" officeooo:rsid="00137eaf" style:font-weight-asian="normal" style:font-weight-complex="normal"/>
    </style:style>
    <style:style style:name="T7" style:family="text">
      <style:text-properties fo:font-weight="normal" officeooo:rsid="0014bea9" style:font-weight-asian="normal" style:font-weight-complex="normal"/>
    </style:style>
    <style:style style:name="T8" style:family="text">
      <style:text-properties fo:font-weight="normal" officeooo:rsid="001a4317" style:font-weight-asian="normal" style:font-weight-complex="normal"/>
    </style:style>
    <style:style style:name="T9" style:family="text">
      <style:text-properties fo:font-weight="normal" officeooo:rsid="001bb0e7" style:font-weight-asian="normal" style:font-weight-complex="normal"/>
    </style:style>
    <style:style style:name="T10" style:family="text">
      <style:text-properties fo:font-weight="normal" officeooo:rsid="00223933" style:font-weight-asian="normal" style:font-weight-complex="normal"/>
    </style:style>
    <style:style style:name="T11" style:family="text">
      <style:text-properties officeooo:rsid="0010da85"/>
    </style:style>
    <style:style style:name="T12" style:family="text">
      <style:text-properties officeooo:rsid="00137ea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37eaf" style:font-style-asian="italic" style:font-style-complex="italic"/>
    </style:style>
    <style:style style:name="T15" style:family="text">
      <style:text-properties fo:font-style="italic" officeooo:rsid="0014931d" style:font-style-asian="italic" style:font-style-complex="italic"/>
    </style:style>
    <style:style style:name="T16" style:family="text">
      <style:text-properties fo:font-style="italic" officeooo:rsid="0014bea9" style:font-style-asian="italic" style:font-style-complex="italic"/>
    </style:style>
    <style:style style:name="T17" style:family="text">
      <style:text-properties fo:font-style="italic" officeooo:rsid="0017fc17" style:font-style-asian="italic" style:font-style-complex="italic"/>
    </style:style>
    <style:style style:name="T18" style:family="text">
      <style:text-properties fo:font-style="italic" officeooo:rsid="001f1fa7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37eaf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a4317" style:font-style-asian="italic" style:font-weight-asian="normal" style:font-style-complex="italic" style:font-weight-complex="normal"/>
    </style:style>
    <style:style style:name="T22" style:family="text">
      <style:text-properties officeooo:rsid="0014931d"/>
    </style:style>
    <style:style style:name="T23" style:family="text">
      <style:text-properties officeooo:rsid="0014bea9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f1fa7" style:font-style-asian="normal" style:font-style-complex="normal"/>
    </style:style>
    <style:style style:name="T26" style:family="text">
      <style:text-properties officeooo:rsid="0017878a"/>
    </style:style>
    <style:style style:name="T27" style:family="text">
      <style:text-properties officeooo:rsid="00189f27"/>
    </style:style>
    <style:style style:name="T28" style:family="text">
      <style:text-properties officeooo:rsid="0019f5d6"/>
    </style:style>
    <style:style style:name="T29" style:family="text">
      <style:text-properties officeooo:rsid="001a4317"/>
    </style:style>
    <style:style style:name="T30" style:family="text">
      <style:text-properties officeooo:rsid="001f1fa7"/>
    </style:style>
    <style:style style:name="T31" style:family="text">
      <style:text-properties officeooo:rsid="00223933"/>
    </style:style>
    <style:style style:name="T32" style:family="text">
      <style:text-properties officeooo:rsid="0022c7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S: <text:span text:style-name="T1">HTML and JavaScript</text:span></text:p>
      <text:p text:style-name="P2"/>
      <text:p text:style-name="P5">HTML and JavaScript</text:p>
      <text:p text:style-name="P1"/>
      <text:p text:style-name="P14">HTML is a markup language which handles the content of modern webpages: the actual text on the screen, images, their placements. JavaScript handles the functionality of modern webpages; interaction, animation, calculation. <text:span text:style-name="T28">CSS styles the website; Console lets you test JavaScript code.</text:span></text:p>
      <text:p text:style-name="P1"/>
      <text:p text:style-name="P4">Editing HTML and JavaScript</text:p>
      <text:p text:style-name="P1"/>
      <text:p text:style-name="P9">J<text:span text:style-name="T26">S</text:span>bin is the best <text:span text:style-name="T30">way to create and edit simple webpages</text:span>, especially for smaller projects. You can google it and start making websites without even registering an account.</text:p>
      <text:p text:style-name="P9"/>
      <text:p text:style-name="P4">Using HTML pages to share code and functionality</text:p>
      <text:p text:style-name="P4"/>
      <text:p text:style-name="P9"><text:span text:style-name="T3">HTML files are not </text:span><text:span text:style-name="T5">usually</text:span><text:span text:style-name="T3"> used to share code and functionality. </text:span><text:span text:style-name="T4">However, </text:span><text:span text:style-name="T7">I believe</text:span><text:span text:style-name="T4"> being a teenager near the start of your career makes this approach valuable.</text:span></text:p>
      <text:p text:style-name="P9"/>
      <text:list xml:id="list3311585656748842083" text:style-name="L1">
        <text:list-item>
          <text:p text:style-name="P17"><text:span text:style-name="T3">HTML o</text:span><text:span text:style-name="T2">nly requires internet access to create; no getting permission from parents or waiting for employers to set up your IDE.</text:span></text:p>
        </text:list-item>
        <text:list-item>
          <text:p text:style-name="P17">HTML <text:span text:style-name="T29">is</text:span> t<text:span text:style-name="T2">rustworthy, even to people who don't trust you. </text:span>V<text:span text:style-name="T2">iruscheckers can and will verify your creations are safe; .html files are </text:span>not <text:span text:style-name="T11">as worrying as .py or .exe files.</text:span></text:p>
        </text:list-item>
        <text:list-item>
          <text:p text:style-name="P17">HTML w<text:span text:style-name="T2">orks on everything that has a web browser. </text:span>N<text:span text:style-name="T2">o compatibility issues; this is great if you're working with or for technophobes.</text:span></text:p>
        </text:list-item>
      </text:list>
      <text:p text:style-name="P9"/>
      <text:p text:style-name="P6"><text:span text:style-name="T11">U</text:span>seful HTML <text:span text:style-name="T23">C</text:span>ode</text:p>
      <text:p text:style-name="P10"/>
      <text:p text:style-name="P10"><text:span text:style-name="T13">&lt;br&gt;</text:span> is a <text:span text:style-name="T32">paragraph break</text:span>, like what you'd get if you pressed Enter in a text editor.</text:p>
      <text:p text:style-name="P10"><text:span text:style-name="T21">&lt;</text:span><text:span text:style-name="T20">span&gt;&lt;/span&gt;</text:span><text:span text:style-name="T3"> </text:span><text:span text:style-name="T8">is a pair of</text:span><text:span text:style-name="T3"> tags for containing things. </text:span><text:span text:style-name="T6">Unmodified, they do nothing.</text:span></text:p>
      <text:p text:style-name="P12"><text:span text:style-name="T13">&lt;div style='font-size:20px;color:purple'&gt;&lt;/div&gt;</text:span> will turn all text inside it purple and 20 pixels tall.</text:p>
      <text:p text:style-name="P12"><text:span text:style-name="T19">&lt;div id='examplename'&gt;&lt;/div&gt;</text:span><text:span text:style-name="T3"> is a div element with the </text:span><text:span text:style-name="T9">ID</text:span><text:span text:style-name="T3"> 'examplename'.</text:span></text:p>
      <text:p text:style-name="P10"/>
      <text:p text:style-name="P11">Remember, everything the user is supposed to see <text:span text:style-name="T31">on the p</text:span><text:span text:style-name="T10">age</text:span> goes in the body tag!</text:p>
      <text:p text:style-name="P10"/>
      <text:p text:style-name="P7">Useful JavaScript Code</text:p>
      <text:p text:style-name="P12"/>
      <text:p text:style-name="P12"><text:span text:style-name="T13">function example_function(){return 3;}</text:span> makes a function which returns 3. In other words, <text:span text:style-name="T13">example_function()+2; </text:span>would give an output of <text:span text:style-name="T13">5</text:span>.</text:p>
      <text:p text:style-name="P16"><text:span text:style-name="T14">Math.random();</text:span><text:span text:style-name="T12"> is a function included with JavaScript. It returns a random number between 0 and 1; for example, </text:span><text:span text:style-name="T13">0.37580827284202756</text:span><text:span text:style-name="T24">.</text:span></text:p>
      <text:p text:style-name="P12"><text:span text:style-name="T13">example_var</text:span><text:span text:style-name="T15">iable_one</text:span><text:span text:style-name="T13">='</text:span><text:span text:style-name="T15">lorem </text:span><text:span text:style-name="T17">'+'</text:span><text:span text:style-name="T15">ipsum</text:span><text:span text:style-name="T13">'; </text:span><text:span text:style-name="T22">sets example_variable_one to the string 'lorem ipsum'.</text:span></text:p>
      <text:p text:style-name="P13"><text:span text:style-name="T13">example_var</text:span><text:span text:style-name="T15">iable_two</text:span><text:span text:style-name="T13">=</text:span><text:span text:style-name="T18">39</text:span><text:span text:style-name="T17">+</text:span><text:span text:style-name="T18">3</text:span><text:span text:style-name="T16">;</text:span><text:span text:style-name="T13"> </text:span><text:span text:style-name="T22">sets example_variable_two to the number 42.</text:span></text:p>
      <text:p text:style-name="P14"><text:span text:style-name="T13">example_var</text:span><text:span text:style-name="T18">iable_three</text:span><text:span text:style-name="T13">=document.getElementById("example").value;</text:span> sets <text:span text:style-name="T24">example_var</text:span><text:span text:style-name="T25">iable_three</text:span> to the value given in the <text:span text:style-name="T23">input </text:span>element with ID 'example'.</text:p>
      <text:p text:style-name="P15"><text:span text:style-name="T13">document.getElementById("example").innerHTML = example_var;</text:span> deletes the contents of the input <text:span text:style-name="T22">element with ID 'example', </text:span>and replaces them with whatever example_var contains.</text:p>
      <text:p text:style-name="P15"><text:span text:style-name="T13">setTimeout(example_function, 500);</text:span> waits 500 milliseconds, then executes <text:span text:style-name="T13">example_function()</text:span>.</text:p>
      <text:p text:style-name="P15"/>
      <text:p text:style-name="P8">How to do something else in HTML and JavaScript?</text:p>
      <text:p text:style-name="P14"/>
      <text:p text:style-name="P15">Most coding languages have a lot of information about them freely available online. This is especially true for HTML and JavaScript. Google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 </meta:initial-creator>
    <meta:creation-date>2017-01-16T07:47:29.425444841</meta:creation-date>
    <dc:date>2017-06-17T08:01:00.765714682</dc:date>
    <dc:creator>U </dc:creator>
    <meta:editing-duration>PT16H22M1S</meta:editing-duration>
    <meta:editing-cycles>21</meta:editing-cycles>
    <meta:generator>LibreOffice/4.3.3.2$Linux_X86_64 LibreOffice_project/430m0$Build-2</meta:generator>
    <meta:document-statistic meta:table-count="0" meta:image-count="0" meta:object-count="0" meta:page-count="1" meta:paragraph-count="26" meta:word-count="394" meta:character-count="2667" meta:non-whitespace-character-count="2302"/>
  </office:meta>
</office:document-meta>
</file>